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8in" fo:margin-top="0in" fo:margin-bottom="0in" table:align="center" style:writing-mode="page"/>
    </style:style>
    <style:style style:name="Table1.A" style:family="table-column">
      <style:table-column-properties style:column-width="1.9993in"/>
    </style:style>
    <style:style style:name="Table1.B" style:family="table-column">
      <style:table-column-properties style:column-width="2in"/>
    </style:style>
    <style:style style:name="Table1.C" style:family="table-column">
      <style:table-column-properties style:column-width="2.8007in"/>
    </style:style>
    <style:style style:name="Table1.1" style:family="table-row">
      <style:table-row-properties fo:keep-together="auto"/>
    </style:style>
    <style:style style:name="Table1.A1" style:family="table-cell">
      <style:table-cell-properties style:vertical-align="middle" fo:background-color="#eaf1fb" fo:padding-left="0.0694in" fo:padding-right="0.0694in" fo:padding-top="0.0556in" fo:padding-bottom="0.0556in" fo:border="1pt solid #c9d5ea">
        <style:background-image/>
      </style:table-cell-properties>
    </style:style>
    <style:style style:name="Table1.A2" style:family="table-cell">
      <style:table-cell-properties style:vertical-align="middle" fo:padding-left="0.0694in" fo:padding-right="0.0694in" fo:padding-top="0.0833in" fo:padding-bottom="0.0833in" fo:border="1pt solid #c9d5ea"/>
    </style:style>
    <style:style style:name="Table1.B2" style:family="table-cell">
      <style:table-cell-properties style:vertical-align="middle" fo:padding-left="0.0694in" fo:padding-right="0.0694in" fo:padding-top="0.0833in" fo:padding-bottom="0.0833in" fo:border="1pt solid #c9d5ea"/>
    </style:style>
    <style:style style:name="Table1.C2" style:family="table-cell">
      <style:table-cell-properties style:vertical-align="middle" fo:padding-left="0.0694in" fo:padding-right="0.0694in" fo:padding-top="0.0833in" fo:padding-bottom="0.0833in" fo:border="1pt solid #c9d5ea"/>
    </style:style>
    <style:style style:name="Table2" style:family="table">
      <style:table-properties style:width="8.3in" fo:margin-top="0in" fo:margin-bottom="0in" table:align="center" style:writing-mode="page"/>
    </style:style>
    <style:style style:name="Table2.A" style:family="table-column">
      <style:table-column-properties style:column-width="2.6in"/>
    </style:style>
    <style:style style:name="Table2.B" style:family="table-column">
      <style:table-column-properties style:column-width="5.6993in"/>
    </style:style>
    <style:style style:name="Table2.1" style:family="table-row">
      <style:table-row-properties fo:keep-together="auto"/>
    </style:style>
    <style:style style:name="Table2.A1" style:family="table-cell">
      <style:table-cell-properties fo:background-color="#f5f8fd" fo:padding-left="0.0694in" fo:padding-right="0.0694in" fo:padding-top="0.0833in" fo:padding-bottom="0.0833in" fo:border="1pt solid #d7e3f4">
        <style:background-image/>
      </style:table-cell-properties>
    </style:style>
    <style:style style:name="Table2.B1" style:family="table-cell">
      <style:table-cell-properties fo:padding-left="0.0694in" fo:padding-right="0.0694in" fo:padding-top="0.0833in" fo:padding-bottom="0.0833in" fo:border="1pt solid #d7e3f4"/>
    </style:style>
    <style:style style:name="Table2.B2" style:family="table-cell">
      <style:table-cell-properties fo:padding-left="0.0694in" fo:padding-right="0.0694in" fo:padding-top="0.0833in" fo:padding-bottom="0.0833in" fo:border="1pt solid #d7e3f4"/>
    </style:style>
    <style:style style:name="Table2.B3" style:family="table-cell">
      <style:table-cell-properties fo:padding-left="0.0694in" fo:padding-right="0.0694in" fo:padding-top="0.0833in" fo:padding-bottom="0.0833in" fo:border="1pt solid #d7e3f4"/>
    </style:style>
    <style:style style:name="Table2.B4" style:family="table-cell">
      <style:table-cell-properties fo:padding-left="0.0694in" fo:padding-right="0.0694in" fo:padding-top="0.0833in" fo:padding-bottom="0.0833in" fo:border="1pt solid #d7e3f4"/>
    </style:style>
    <style:style style:name="Table3" style:family="table">
      <style:table-properties style:width="8.3in" fo:margin-top="0in" fo:margin-bottom="0in" table:align="center" style:writing-mode="page"/>
    </style:style>
    <style:style style:name="Table3.A" style:family="table-column">
      <style:table-column-properties style:column-width="1.6in"/>
    </style:style>
    <style:style style:name="Table3.B" style:family="table-column">
      <style:table-column-properties style:column-width="6.6993in"/>
    </style:style>
    <style:style style:name="Table3.1" style:family="table-row">
      <style:table-row-properties fo:keep-together="auto"/>
    </style:style>
    <style:style style:name="Table3.A1" style:family="table-cell">
      <style:table-cell-properties fo:background-color="#eaf1fb" fo:padding-left="0.0694in" fo:padding-right="0.0694in" fo:padding-top="0.0833in" fo:padding-bottom="0.0833in" fo:border="1pt solid #d7e3f4">
        <style:background-image/>
      </style:table-cell-properties>
    </style:style>
    <style:style style:name="Table3.A2" style:family="table-cell">
      <style:table-cell-properties fo:background-color="#f5f8fd" fo:padding-left="0.0694in" fo:padding-right="0.0694in" fo:padding-top="0.0833in" fo:padding-bottom="0.0833in" fo:border="1pt solid #d7e3f4">
        <style:background-image/>
      </style:table-cell-properties>
    </style:style>
    <style:style style:name="Table3.B2" style:family="table-cell">
      <style:table-cell-properties fo:padding-left="0.0694in" fo:padding-right="0.0694in" fo:padding-top="0.0556in" fo:padding-bottom="0.0556in" fo:border="1pt solid #d7e3f4"/>
    </style:style>
    <style:style style:name="Table3.B3" style:family="table-cell">
      <style:table-cell-properties fo:padding-left="0.0694in" fo:padding-right="0.0694in" fo:padding-top="0.0833in" fo:padding-bottom="0.0833in" fo:border="1pt solid #d7e3f4"/>
    </style:style>
    <style:style style:name="Table4" style:family="table">
      <style:table-properties style:width="8.3854in" fo:margin-top="0in" fo:margin-bottom="0in" table:align="center" style:writing-mode="page"/>
    </style:style>
    <style:style style:name="Table4.A" style:family="table-column">
      <style:table-column-properties style:column-width="1.6in"/>
    </style:style>
    <style:style style:name="Table4.B" style:family="table-column">
      <style:table-column-properties style:column-width="6.7854in"/>
    </style:style>
    <style:style style:name="Table4.1" style:family="table-row">
      <style:table-row-properties fo:keep-together="auto"/>
    </style:style>
    <style:style style:name="Table4.A1" style:family="table-cell">
      <style:table-cell-properties fo:background-color="#eaf1fb" fo:padding-left="0.0694in" fo:padding-right="0.0694in" fo:padding-top="0.0833in" fo:padding-bottom="0.0833in" fo:border="1pt solid #d7e3f4">
        <style:background-image/>
      </style:table-cell-properties>
    </style:style>
    <style:style style:name="Table4.A2" style:family="table-cell">
      <style:table-cell-properties fo:background-color="#f5f8fd" fo:padding-left="0.0694in" fo:padding-right="0.0694in" fo:padding-top="0.0833in" fo:padding-bottom="0.0833in" fo:border="1pt solid #d7e3f4">
        <style:background-image/>
      </style:table-cell-properties>
    </style:style>
    <style:style style:name="Table4.B2" style:family="table-cell">
      <style:table-cell-properties fo:padding-left="0.0694in" fo:padding-right="0.0694in" fo:padding-top="0.0556in" fo:padding-bottom="0.0556in" fo:border="1pt solid #d7e3f4"/>
    </style:style>
    <style:style style:name="Table4.B3" style:family="table-cell">
      <style:table-cell-properties fo:padding-left="0.0694in" fo:padding-right="0.0694in" fo:padding-top="0.0833in" fo:padding-bottom="0.0833in" fo:border="1pt solid #d7e3f4"/>
    </style:style>
    <style:style style:name="Table5" style:family="table">
      <style:table-properties style:width="8.3in" fo:margin-top="0in" fo:margin-bottom="0in" table:align="center" style:writing-mode="page"/>
    </style:style>
    <style:style style:name="Table5.A" style:family="table-column">
      <style:table-column-properties style:column-width="1.6in"/>
    </style:style>
    <style:style style:name="Table5.B" style:family="table-column">
      <style:table-column-properties style:column-width="6.6993in"/>
    </style:style>
    <style:style style:name="Table5.1" style:family="table-row">
      <style:table-row-properties fo:keep-together="auto"/>
    </style:style>
    <style:style style:name="Table5.A1" style:family="table-cell">
      <style:table-cell-properties fo:background-color="#eaf1fb" fo:padding-left="0.0694in" fo:padding-right="0.0694in" fo:padding-top="0.0833in" fo:padding-bottom="0.0833in" fo:border="1pt solid #d7e3f4">
        <style:background-image/>
      </style:table-cell-properties>
    </style:style>
    <style:style style:name="Table5.A2" style:family="table-cell">
      <style:table-cell-properties fo:background-color="#f5f8fd" fo:padding-left="0.0694in" fo:padding-right="0.0694in" fo:padding-top="0.0833in" fo:padding-bottom="0.0833in" fo:border="1pt solid #d7e3f4">
        <style:background-image/>
      </style:table-cell-properties>
    </style:style>
    <style:style style:name="Table5.B2" style:family="table-cell">
      <style:table-cell-properties fo:padding-left="0.0694in" fo:padding-right="0.0694in" fo:padding-top="0.0556in" fo:padding-bottom="0.0556in" fo:border="1pt solid #d7e3f4"/>
    </style:style>
    <style:style style:name="Table5.B3" style:family="table-cell">
      <style:table-cell-properties fo:padding-left="0.0694in" fo:padding-right="0.0694in" fo:padding-top="0.0833in" fo:padding-bottom="0.0833in" fo:border="1pt solid #d7e3f4"/>
    </style:style>
    <style:style style:name="Table6" style:family="table">
      <style:table-properties style:width="8.3in" fo:margin-top="0in" fo:margin-bottom="0in" table:align="center" style:writing-mode="page"/>
    </style:style>
    <style:style style:name="Table6.A" style:family="table-column">
      <style:table-column-properties style:column-width="1.6in"/>
    </style:style>
    <style:style style:name="Table6.B" style:family="table-column">
      <style:table-column-properties style:column-width="6.6993in"/>
    </style:style>
    <style:style style:name="Table6.1" style:family="table-row">
      <style:table-row-properties fo:keep-together="auto"/>
    </style:style>
    <style:style style:name="Table6.A1" style:family="table-cell">
      <style:table-cell-properties fo:background-color="#eaf1fb" fo:padding-left="0.0694in" fo:padding-right="0.0694in" fo:padding-top="0.0833in" fo:padding-bottom="0.0833in" fo:border="1pt solid #d7e3f4">
        <style:background-image/>
      </style:table-cell-properties>
    </style:style>
    <style:style style:name="Table6.A2" style:family="table-cell">
      <style:table-cell-properties fo:background-color="#f5f8fd" fo:padding-left="0.0694in" fo:padding-right="0.0694in" fo:padding-top="0.0833in" fo:padding-bottom="0.0833in" fo:border="1pt solid #d7e3f4">
        <style:background-image/>
      </style:table-cell-properties>
    </style:style>
    <style:style style:name="Table6.B2" style:family="table-cell">
      <style:table-cell-properties fo:padding-left="0.0694in" fo:padding-right="0.0694in" fo:padding-top="0.0556in" fo:padding-bottom="0.0556in" fo:border="1pt solid #d7e3f4"/>
    </style:style>
    <style:style style:name="Table6.B3" style:family="table-cell">
      <style:table-cell-properties fo:padding-left="0.0694in" fo:padding-right="0.0694in" fo:padding-top="0.0833in" fo:padding-bottom="0.0833in" fo:border="1pt solid #d7e3f4"/>
    </style:style>
    <style:style style:name="Table7" style:family="table">
      <style:table-properties style:width="8.3in" fo:margin-top="0in" fo:margin-bottom="0in" table:align="center" style:writing-mode="page"/>
    </style:style>
    <style:style style:name="Table7.A" style:family="table-column">
      <style:table-column-properties style:column-width="1.6in"/>
    </style:style>
    <style:style style:name="Table7.B" style:family="table-column">
      <style:table-column-properties style:column-width="6.6993in"/>
    </style:style>
    <style:style style:name="Table7.1" style:family="table-row">
      <style:table-row-properties fo:keep-together="auto"/>
    </style:style>
    <style:style style:name="Table7.A1" style:family="table-cell">
      <style:table-cell-properties fo:background-color="#eaf1fb" fo:padding-left="0.0694in" fo:padding-right="0.0694in" fo:padding-top="0.0833in" fo:padding-bottom="0.0833in" fo:border="1pt solid #d7e3f4">
        <style:background-image/>
      </style:table-cell-properties>
    </style:style>
    <style:style style:name="Table7.A2" style:family="table-cell">
      <style:table-cell-properties fo:background-color="#f5f8fd" fo:padding-left="0.0694in" fo:padding-right="0.0694in" fo:padding-top="0.0833in" fo:padding-bottom="0.0833in" fo:border="1pt solid #d7e3f4">
        <style:background-image/>
      </style:table-cell-properties>
    </style:style>
    <style:style style:name="Table7.B2" style:family="table-cell">
      <style:table-cell-properties fo:padding-left="0.0694in" fo:padding-right="0.0694in" fo:padding-top="0.0556in" fo:padding-bottom="0.0556in" fo:border="1pt solid #d7e3f4"/>
    </style:style>
    <style:style style:name="Table7.B3" style:family="table-cell">
      <style:table-cell-properties fo:padding-left="0.0694in" fo:padding-right="0.0694in" fo:padding-top="0.0833in" fo:padding-bottom="0.0833in" fo:border="1pt solid #d7e3f4"/>
    </style:style>
    <style:style style:name="P1" style:family="paragraph" style:parent-style-name="Footer">
      <style:paragraph-properties fo:text-align="center" style:justify-single-word="false"/>
    </style:style>
    <style:style style:name="P2" style:family="paragraph" style:parent-style-name="Heading_20_1">
      <style:paragraph-properties fo:margin-top="0.0835in" fo:margin-bottom="0.0835in" style:contextual-spacing="false" fo:line-height="115%"/>
    </style:style>
    <style:style style:name="P3" style:family="paragraph" style:parent-style-name="Heading_20_2">
      <style:paragraph-properties fo:margin-top="0.0417in" fo:margin-bottom="0.0417in" style:contextual-spacing="false" fo:line-height="115%"/>
    </style:style>
    <style:style style:name="P4" style:family="paragraph" style:parent-style-name="List_20_1" style:list-style-name="WWNum1">
      <style:paragraph-properties fo:margin-top="0in" fo:margin-bottom="0in" style:contextual-spacing="true" fo:line-height="108%"/>
    </style:style>
    <style:style style:name="P5" style:family="paragraph" style:parent-style-name="Standard">
      <style:paragraph-properties fo:text-align="center" style:justify-single-word="false"/>
    </style:style>
    <style:style style:name="P6" style:family="paragraph" style:parent-style-name="Standard">
      <style:paragraph-properties fo:margin-top="0in" fo:margin-bottom="0.111in" style:contextual-spacing="false" fo:line-height="117%"/>
    </style:style>
    <style:style style:name="P7" style:family="paragraph" style:parent-style-name="Standard">
      <style:paragraph-properties fo:margin-top="0.111in" fo:margin-bottom="0in" style:contextual-spacing="false" fo:line-height="115%"/>
    </style:style>
    <style:style style:name="P8" style:family="paragraph" style:parent-style-name="Subtitle">
      <style:paragraph-properties fo:margin-top="0in" fo:margin-bottom="0.139in" style:contextual-spacing="false" fo:line-height="115%"/>
    </style:style>
    <style:style style:name="P9" style:family="paragraph" style:parent-style-name="Title">
      <style:paragraph-properties fo:text-align="start" style:justify-single-word="false"/>
    </style:style>
    <style:style style:name="T1" style:family="text">
      <style:text-properties fo:color="#1f4e79" loext:opacity="100%" fo:font-size="10pt" fo:font-weight="bold" style:font-size-asian="10pt" style:font-weight-asian="bold"/>
    </style:style>
    <style:style style:name="T2" style:family="text">
      <style:text-properties fo:color="#1f4e79" loext:opacity="100%" fo:font-size="9.5pt" fo:font-weight="bold" style:font-size-asian="9.5pt" style:font-weight-asian="bold"/>
    </style:style>
    <style:style style:name="T3" style:family="text">
      <style:text-properties fo:color="#1f4e79" loext:opacity="100%" fo:font-weight="bold" style:font-weight-asian="bold"/>
    </style:style>
    <style:style style:name="T4" style:family="text">
      <style:text-properties fo:font-size="10pt" style:font-size-asian="10pt"/>
    </style:style>
    <style:style style:name="T5" style:family="text">
      <style:text-properties fo:font-size="10.5pt" style:font-size-asian="10.5pt"/>
    </style:style>
    <style:style style:name="T6" style:family="text">
      <style:text-properties fo:font-size="10.5pt" officeooo:rsid="001364be" style:font-size-asian="10.5pt"/>
    </style:style>
    <style:style style:name="T7" style:family="text">
      <style:text-properties fo:font-size="9.5pt" style:font-size-asian="9.5pt"/>
    </style:style>
    <style:style style:name="T8" style:family="text">
      <style:text-properties fo:font-size="9.5pt" officeooo:rsid="0013193c" style:font-size-asian="9.5pt"/>
    </style:style>
    <style:style style:name="T9" style:family="text">
      <style:text-properties fo:color="#6e6e6e" loext:opacity="100%" fo:font-size="9pt" style:font-size-asian="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Work Package: Semaphore BLS12-381 for Cardano</text:p>
      <text:p text:style-name="P8">A 3-month technical work package for porting Semaphore to BLS12-381, integrating it with Cardano/Aiken, and delivering production-oriented proving and validation flow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text:span text:style-name="T1">Duration</text:span></text:p>
          </table:table-cell>
          <table:table-cell table:style-name="Table1.A1" office:value-type="string">
            <text:p text:style-name="P5"><text:span text:style-name="T1">Primary Output</text:span></text:p>
          </table:table-cell>
          <table:table-cell table:style-name="Table1.A1" office:value-type="string">
            <text:p text:style-name="P5"><text:span text:style-name="T1">Target Ecosystem Fit</text:span></text:p>
          </table:table-cell>
        </table:table-row>
        <table:table-row table:style-name="Table1.1">
          <table:table-cell table:style-name="Table1.A2" office:value-type="string">
            <text:p text:style-name="P5"><text:span text:style-name="T4">12 weeks</text:span></text:p>
          </table:table-cell>
          <table:table-cell table:style-name="Table1.B2" office:value-type="string">
            <text:p text:style-name="P5"><text:span text:style-name="T4">Semaphore over BLS12-381 with Cardano validators and Groth16 artifacts</text:span></text:p>
          </table:table-cell>
          <table:table-cell table:style-name="Table1.C2" office:value-type="string">
            <text:p text:style-name="P5"><text:span text:style-name="T4">Cardano-native Groth16 verification, Aiken validators, and integration path with aiken-zk</text:span></text:p>
          </table:table-cell>
        </table:table-row>
      </table:table>
      <text:p text:style-name="Standard"/>
      <text:h text:style-name="P3" text:outline-level="2">What is the name of this Work Package?</text:h>
      <text:p text:style-name="P6"><text:span text:style-name="T5">Semaphore BLS12-381 for Cardano</text:span></text:p>
      <text:h text:style-name="P3" text:outline-level="2">Please describe this Work Package at a high level.</text:h>
      <text:p text:style-name="P6"><text:span text:style-name="T5">This work package ports Semaphore to the BLS12-381 ecosystem required by Cardano, and turns it into a deployable privacy primitive for Aiken-based applications. The project covers three tightly connected layers: first, adapting the circuit layer and its curve assumptions, with deliverables for both a Jubjub-oriented version and a Bandersnatch-oriented version; second, adapting the proving and verification stack in Rust libraries such as arkworks and lower-level pairing backends such as blst or equivalent supporting libraries; and third, implementing Cardano validators that realize </text:span><text:span text:style-name="T6">correct</text:span><text:span text:style-name="T5"> eUTXO schemes for group state, nullifier handling, proof submission, and continuity of state. In addition, the package includes a Groth16 ceremony, generation of proving and verifying artifacts, and an integration path with the aiken-zk project so that Semaphore proofs can be consumed inside broader Cardano developer workflows.</text:span></text:p>
      <text:h text:style-name="P3" text:outline-level="2">What is this Work Package intended to achieve? (Core Objectives)</text:h>
      <text:p text:style-name="P6"><text:span text:style-name="T5">The core objective is to make Semaphore usable in Cardano with a curve and proof stack that matches the chain's available cryptographic primitives. This includes: migrating the circuit assumptions from the Ethereum-oriented stack to BLS12-381-compatible choices; preserving the Semaphore functionality of group membership, nullifiers, external nullifiers, and signal binding; adapting the off-chain prover/verifier toolchain to emit and verify BLS12-381 Groth16 proofs; implementing Aiken validators that enforce </text:span><text:span text:style-name="T6">correct</text:span><text:span text:style-name="T5"> UTxO patterns; running a trusted setup ceremony for the selected production circuit configuration; and delivering an end-to-end developer flow that integrates with aiken-zk and demonstrates proof generation, off-chain verification, and on-chain verification.</text:span></text:p>
      <text:h text:style-name="P3" text:outline-level="2"><text:soft-page-break/>Why does this Work Package matter to Cardano? (Expected Value)</text:h>
      <text:p text:style-name="P6"><text:span text:style-name="T5">Semaphore is a well-known privacy primitive for anonymous signaling, rate-limited coordination, and membership-based applications. Bringing it to Cardano in a BLS12-381-native way creates a reusable building block for privacy-preserving applications that fit the eUTXO model instead of merely copying an EVM design. The project also strengthens Cardano's zero-knowledge stack by connecting production-oriented Groth16 proving artifacts with Aiken validators and reusable developer tooling. This has value beyond Semaphore itself: once the proving pipeline, ceremony flow, and validator patterns are in place, the same engineering path becomes easier for related Groth16-based applications and for integration with the broader Cardano ZK tooling ecosystem.</text:span></text:p>
      <text:h text:style-name="P3" text:outline-level="2">How will you measure success for this Work Package? (Metric)</text:h>
      <text:p text:style-name="P6"><text:span text:style-name="T5">Success will be measured by concrete technical outcomes rather than research-only outputs. The main metrics are: (1) successful generation of valid Groth16 proofs for the BLS12-381 Semaphore circuit variants; (2) successful off-chain verification of those proofs in Rust; (3) successful on-chain verification through Aiken validators under real Cardano execution constraints; (4) correct rejection of invalid proofs, reused nullifiers, malformed state transitions, and invalid group-continuity outputs; (5) a published ceremony artifact set including proving key, verifying key, and reproducibility notes; and (6) an end-to-end example integrating the resulting verifier flow with aiken-zk.</text:span></text:p>
      <text:p text:style-name="Standard"/>
      <table:table table:name="Table2" table:style-name="Table2">
        <table:table-column table:style-name="Table2.A"/>
        <table:table-column table:style-name="Table2.B"/>
        <table:table-row table:style-name="Table2.1">
          <table:table-cell table:style-name="Table2.A1" office:value-type="string">
            <text:p text:style-name="Standard"><text:span text:style-name="T2">Is this a new initiative or a continuation of an existing one?</text:span></text:p>
          </table:table-cell>
          <table:table-cell table:style-name="Table2.B1" office:value-type="string">
            <text:p text:style-name="Standard"><text:span text:style-name="T7">This is a new initiative, but it builds directly on prior design work around Cardano Groth16 verification, Aiken validator architecture, and BLS12-381-based zero-knowledge tooling.</text:span></text:p>
          </table:table-cell>
        </table:table-row>
        <table:table-row table:style-name="Table2.1">
          <table:table-cell table:style-name="Table2.A1" office:value-type="string">
            <text:p text:style-name="Standard"><text:span text:style-name="T2">How would you classify the primary nature of this proposal?</text:span></text:p>
          </table:table-cell>
          <table:table-cell table:style-name="Table2.B2" office:value-type="string">
            <text:p text:style-name="Standard"><text:span text:style-name="T7">Primarily technical, with a small research-and-integration component where curve choices and library adaptation details must be validated.</text:span></text:p>
          </table:table-cell>
        </table:table-row>
        <table:table-row table:style-name="Table2.1">
          <table:table-cell table:style-name="Table2.A1" office:value-type="string">
            <text:p text:style-name="Standard"><text:span text:style-name="T2">Target duration</text:span></text:p>
          </table:table-cell>
          <table:table-cell table:style-name="Table2.B3" office:value-type="string">
            <text:p text:style-name="Standard"><text:span text:style-name="T7">3 months (12 weeks), with milestones designed to be deliverable sequentially and with some tasks optionally parallelized.</text:span></text:p>
          </table:table-cell>
        </table:table-row>
        <table:table-row table:style-name="Table2.1">
          <table:table-cell table:style-name="Table2.A1" office:value-type="string">
            <text:p text:style-name="Standard"><text:span text:style-name="T2">Primary dependencies</text:span></text:p>
          </table:table-cell>
          <table:table-cell table:style-name="Table2.B4" office:value-type="string">
            <text:p text:style-name="Standard"><text:span text:style-name="T7">Rust proving libraries, Cardano/Aiken validator code, a Groth16 ceremony flow, and integration touchpoints with aiken-zk.</text:span></text:p>
          </table:table-cell>
        </table:table-row>
      </table:table>
      <text:p text:style-name="Standard"/>
      <text:h text:style-name="P2" text:outline-level="1">How will this work package be delivered? (Milestones)</text:h>
      <table:table table:name="Table3" table:style-name="Table3">
        <table:table-column table:style-name="Table3.A"/>
        <table:table-column table:style-name="Table3.B"/>
        <table:table-row table:style-name="Table3.1">
          <table:table-cell table:style-name="Table3.A1" office:value-type="string">
            <text:p text:style-name="Standard"><text:span text:style-name="T1">Milestone</text:span></text:p>
          </table:table-cell>
          <table:table-cell table:style-name="Table3.A1" office:value-type="string">
            <text:p text:style-name="Standard"><text:span text:style-name="T1">Milestone 1 — Circuit migration and curve adaptation <text:s/>| <text:s/>Weeks 1–3</text:span><text:soft-page-break/></text:p>
          </table:table-cell>
        </table:table-row>
        <table:table-row table:style-name="Table3.1">
          <table:table-cell table:style-name="Table3.A2" office:value-type="string">
            <text:p text:style-name="Standard"><text:span text:style-name="T2">Deliverables</text:span></text:p>
          </table:table-cell>
          <table:table-cell table:style-name="Table3.B2" office:value-type="string">
            <text:list text:style-name="WWNum1">
              <text:list-item>
                <text:p text:style-name="P4"><text:span text:style-name="T7">BLS12-381-oriented Semaphore circuit branch with explicit treatment of group public inputs, nullifier hashing, signal binding, and external nullifier binding.</text:span></text:p>
              </text:list-item>
              <text:list-item>
                <text:p text:style-name="P4"><text:span text:style-name="T7">Two circuit configuration tracks: a Jubjub-based track and a Bandersnatch-based track, with a short decision note on which one will be promoted to the production ceremony path.</text:span></text:p>
              </text:list-item>
              <text:list-item>
                <text:p text:style-name="P4"><text:span text:style-name="T7">Compatibility notes documenting what changes were required relative to the Ethereum-oriented Semaphore assumptions.</text:span></text:p>
              </text:list-item>
            </text:list>
          </table:table-cell>
        </table:table-row>
        <table:table-row table:style-name="Table3.1">
          <table:table-cell table:style-name="Table3.A2" office:value-type="string">
            <text:p text:style-name="Standard"><text:span text:style-name="T2">Acceptance criteria</text:span></text:p>
          </table:table-cell>
          <table:table-cell table:style-name="Table3.B3" office:value-type="string">
            <text:p text:style-name="Standard"><text:span text:style-name="T7">The resulting circuits preserve Semaphore semantics and can generate witnesses consistently for the selected BLS12-381 stack. Both curve variants compile and produce test proofs or proof skeletons, and the production track is clearly identified.</text:span></text:p>
          </table:table-cell>
        </table:table-row>
      </table:table>
      <text:p text:style-name="Standard"/>
      <table:table table:name="Table4" table:style-name="Table4">
        <table:table-column table:style-name="Table4.A"/>
        <table:table-column table:style-name="Table4.B"/>
        <table:table-row table:style-name="Table4.1">
          <table:table-cell table:style-name="Table4.A1" office:value-type="string">
            <text:p text:style-name="Standard"><text:span text:style-name="T1">Milestone</text:span></text:p>
          </table:table-cell>
          <table:table-cell table:style-name="Table4.A1" office:value-type="string">
            <text:p text:style-name="Standard"><text:span text:style-name="T1">Milestone 2 — Prover/verifier backend adaptation in Rust libraries <text:s/>| <text:s/>Weeks 4–6</text:span></text:p>
          </table:table-cell>
        </table:table-row>
        <table:table-row table:style-name="Table4.1">
          <table:table-cell table:style-name="Table4.A2" office:value-type="string">
            <text:p text:style-name="Standard"><text:span text:style-name="T2">Deliverables</text:span></text:p>
          </table:table-cell>
          <table:table-cell table:style-name="Table4.B2" office:value-type="string">
            <text:list text:continue-numbering="true" text:style-name="WWNum1">
              <text:list-item>
                <text:p text:style-name="P4"><text:span text:style-name="T7">Rust-side proving and verification support adapted to BLS12-381-compatible backends in arkworks and lower-level pairing backends such as blst or equivalent dependencies.</text:span></text:p>
              </text:list-item>
              <text:list-item>
                <text:p text:style-name="P4"><text:span text:style-name="T7">A working CLI or reproducible scripts for proof generation and proof verification over the selected production circuit.</text:span></text:p>
              </text:list-item>
              <text:list-item>
                <text:p text:style-name="P4"><text:span text:style-name="T7">Test coverage for proof correctness, public input encoding, and negative cases.</text:span></text:p>
              </text:list-item>
            </text:list>
          </table:table-cell>
        </table:table-row>
        <table:table-row table:style-name="Table4.1">
          <table:table-cell table:style-name="Table4.A2" office:value-type="string">
            <text:p text:style-name="Standard"><text:span text:style-name="T2">Acceptance criteria</text:span></text:p>
          </table:table-cell>
          <table:table-cell table:style-name="Table4.B3" office:value-type="string">
            <text:p text:style-name="Standard"><text:span text:style-name="T7">A developer can generate a valid Semaphore proof off-chain and verify it in Rust using the adapted stack. Public inputs and serialization are stable and documented, and invalid proofs are rejected.</text:span></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Standard"><text:span text:style-name="T1">Milestone</text:span></text:p>
          </table:table-cell>
          <table:table-cell table:style-name="Table5.A1" office:value-type="string">
            <text:p text:style-name="Standard"><text:span text:style-name="T1">Milestone 3 — Groth16 ceremony and proving artifacts <text:s/>| <text:s/>Weeks 7–8</text:span></text:p>
          </table:table-cell>
        </table:table-row>
        <table:table-row table:style-name="Table5.1">
          <table:table-cell table:style-name="Table5.A2" office:value-type="string">
            <text:p text:style-name="Standard"><text:span text:style-name="T2">Deliverables</text:span></text:p>
          </table:table-cell>
          <table:table-cell table:style-name="Table5.B2" office:value-type="string">
            <text:list text:continue-numbering="true" text:style-name="WWNum1">
              <text:list-item>
                <text:p text:style-name="P4"><text:span text:style-name="T7">Trusted setup ceremony for the production Semaphore circuit configuration.</text:span></text:p>
              </text:list-item>
              <text:list-item>
                <text:p text:style-name="P4"><text:span text:style-name="T7">Proving key, verifying key, ceremony transcript or transcript summary, and reproducibility instructions.</text:span></text:p>
              </text:list-item>
              <text:list-item>
                <text:p text:style-name="P4"><text:span text:style-name="T7">Artifact packaging ready to be consumed by the Cardano validator implementation and by integration tooling.</text:span></text:p>
              </text:list-item>
            </text:list>
          </table:table-cell>
        </table:table-row>
        <table:table-row table:style-name="Table5.1">
          <table:table-cell table:style-name="Table5.A2" office:value-type="string">
            <text:p text:style-name="Standard"><text:span text:style-name="T2">Acceptance criteria</text:span></text:p>
          </table:table-cell>
          <table:table-cell table:style-name="Table5.B3" office:value-type="string">
            <text:p text:style-name="Standard"><text:span text:style-name="T7">The ceremony successfully produces production-ready proving and verifying artifacts for the selected circuit, and those artifacts are used to generate and verify at least one end-to-end proof.</text:span></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Standard"><text:span text:style-name="T1">Milestone</text:span></text:p>
          </table:table-cell>
          <table:table-cell table:style-name="Table6.A1" office:value-type="string">
            <text:p text:style-name="Standard"><text:span text:style-name="T1">Milestone 4 — Cardano validator implementation <text:s/>| <text:s/>Weeks 9–11</text:span><text:soft-page-break/></text:p>
          </table:table-cell>
        </table:table-row>
        <table:table-row table:style-name="Table6.1">
          <table:table-cell table:style-name="Table6.A2" office:value-type="string">
            <text:p text:style-name="Standard"><text:span text:style-name="T2">Deliverables</text:span></text:p>
          </table:table-cell>
          <table:table-cell table:style-name="Table6.B2" office:value-type="string">
            <text:list text:continue-numbering="true" text:style-name="WWNum1">
              <text:list-item>
                <text:p text:style-name="P4"><text:span text:style-name="T7">Aiken validators implementing </text:span><text:span text:style-name="T8">an</text:span><text:span text:style-name="T7"> eUTXO scheme for Semaphore state management.</text:span></text:p>
              </text:list-item>
              <text:list-item>
                <text:p text:style-name="P4"><text:span text:style-name="T7">Support for NFT-based continuity of the group state, verification that the consumed input carries the expected state NFT, and validator logic for well-formed successor outputs.</text:span></text:p>
              </text:list-item>
              <text:list-item>
                <text:p text:style-name="P4"><text:span text:style-name="T7">Proof submission flow binding signal hash and external nullifier correctly to the public inputs and rejecting invalid transitions.</text:span></text:p>
              </text:list-item>
            </text:list>
          </table:table-cell>
        </table:table-row>
        <table:table-row table:style-name="Table6.1">
          <table:table-cell table:style-name="Table6.A2" office:value-type="string">
            <text:p text:style-name="Standard"><text:span text:style-name="T2">Acceptance criteria</text:span></text:p>
          </table:table-cell>
          <table:table-cell table:style-name="Table6.B3" office:value-type="string">
            <text:p text:style-name="Standard"><text:span text:style-name="T7">The validator suite accepts valid state transitions and valid Semaphore proof submissions while rejecting reused nullifiers, invalid successor outputs, malformed bucket transitions, and proof/public-input mismatches.</text:span></text:p>
          </table:table-cell>
        </table:table-row>
      </table:table>
      <text:p text:style-name="Standard"/>
      <table:table table:name="Table7" table:style-name="Table7">
        <table:table-column table:style-name="Table7.A"/>
        <table:table-column table:style-name="Table7.B"/>
        <table:table-row table:style-name="Table7.1">
          <table:table-cell table:style-name="Table7.A1" office:value-type="string">
            <text:p text:style-name="Standard"><text:span text:style-name="T1">Milestone</text:span></text:p>
          </table:table-cell>
          <table:table-cell table:style-name="Table7.A1" office:value-type="string">
            <text:p text:style-name="Standard"><text:span text:style-name="T1">Milestone 5 — aiken-zk integration, examples, and documentation <text:s/>| <text:s/>Week 12</text:span></text:p>
          </table:table-cell>
        </table:table-row>
        <table:table-row table:style-name="Table7.1">
          <table:table-cell table:style-name="Table7.A2" office:value-type="string">
            <text:p text:style-name="Standard"><text:span text:style-name="T2">Deliverables</text:span></text:p>
          </table:table-cell>
          <table:table-cell table:style-name="Table7.B2" office:value-type="string">
            <text:list text:continue-numbering="true" text:style-name="WWNum1">
              <text:list-item>
                <text:p text:style-name="P4"><text:span text:style-name="T7">Integration notes and example project showing how the resulting Semaphore verifier flow can be consumed from the aiken-zk ecosystem.</text:span></text:p>
              </text:list-item>
              <text:list-item>
                <text:p text:style-name="P4"><text:span text:style-name="T7">End-to-end example covering group setup, proof generation, off-chain verification, and on-chain validation.</text:span></text:p>
              </text:list-item>
              <text:list-item>
                <text:p text:style-name="P4"><text:span text:style-name="T7">Developer documentation describing the artifact flow, public inputs, validator expectations, and operational constraints.</text:span></text:p>
              </text:list-item>
            </text:list>
          </table:table-cell>
        </table:table-row>
        <table:table-row table:style-name="Table7.1">
          <table:table-cell table:style-name="Table7.A2" office:value-type="string">
            <text:p text:style-name="Standard"><text:span text:style-name="T2">Acceptance criteria</text:span></text:p>
          </table:table-cell>
          <table:table-cell table:style-name="Table7.B3" office:value-type="string">
            <text:p text:style-name="Standard"><text:span text:style-name="T7">A developer can follow the documentation to reproduce the flow from circuit artifacts to Aiken-side verification, and the integration example passes end-to-end.</text:span></text:p>
          </table:table-cell>
        </table:table-row>
      </table:table>
      <text:p text:style-name="Standard"/>
      <text:h text:style-name="P3" text:outline-level="2">What are the main technical risks and how are they mitigated?</text:h>
      <text:p text:style-name="P6"><text:span text:style-name="T5">The main risks are not conceptual but engineering-heavy. The first is curve and gadget adaptation risk: some assumptions may be easy to port for one embedded curve choice and more complex for the other, which is why the work package explicitly keeps both Jubjub and Bandersnatch tracks early on. The second is backend-integration risk: prover and verifier code may depend on library internals that are more tightly coupled to existing curve choices than expected, so milestone sequencing keeps a dedicated adaptation phase before the ceremony. The third is Cardano integration risk: execution limits and datum/UTxO design must remain realistic.</text:span></text:p>
      <text:h text:style-name="P3" text:outline-level="2">What is the estimated budget framing for this Work Package?</text:h>
      <text:p text:style-name="P6"><text:span text:style-name="T5">A reasonable framing is a 3-month implementation effort by a small ZK-focused engineering team. A concrete budget can be attached later depending on staffing assumptions, but the technical scope is consistent with a tightly managed 12-week delivery plan.</text:span></text:p>
      <text:p text:style-name="P7"><text:soft-page-break/><text:span text:style-name="T3">Implementation note. </text:span><text:span text:style-name="T4">This work package is intentionally structured so that the production circuit choice, the ceremony artifacts, the Rust proving stack, and the Aiken validators all converge on the same public-input and verification conventions. That alignment is the key condition for a usable Semaphore deployment on Cardan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text-properties style:font-name="Aptos" fo:font-family="Aptos" style:font-family-generic="roman" style:font-pitch="variable" fo:font-size="10.5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1f4e79" loext:opacity="100%" style:font-name="Calibri" fo:font-family="Calibri" style:font-family-generic="roman" style:font-pitch="variable" fo:font-size="15pt" fo:font-weight="bold" style:font-name-asian="ＭＳ ゴシック" style:font-family-asian="'ＭＳ ゴシック'" style:font-family-generic-asian="system" style:font-pitch-asian="variable" style:font-size-asian="15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1f4e79" loext:opacity="100%" style:font-name="Calibri" fo:font-family="Calibri" style:font-family-generic="roman" style:font-pitch="variable" fo:font-size="11.5pt" fo:font-weight="bold" style:font-name-asian="ＭＳ ゴシック" style:font-family-asian="'ＭＳ ゴシック'" style:font-family-generic-asian="system" style:font-pitch-asian="variable" style:font-size-asian="11.5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6365c" loext:opacity="100%" style:font-name="Calibri" fo:font-family="Calibri" style:font-family-generic="roman" style:font-pitch="variable" fo:font-size="24pt" fo:letter-spacing="0.0035in" fo:font-weight="bold" style:letter-kerning="true" style:font-name-asian="ＭＳ ゴシック" style:font-family-asian="'ＭＳ ゴシック'" style:font-family-generic-asian="system" style:font-pitch-asian="variable" style:font-size-asian="24pt" style:font-weight-asian="bold" style:font-name-complex="F" style:font-family-generic-complex="system" style:font-pitch-complex="variable" style:font-size-complex="26pt"/>
    </style:style>
    <style:style style:name="Subtitle" style:family="paragraph" style:parent-style-name="Standard" style:next-style-name="Standard" loext:linked-style-name="Subtitle_20_Char" style:class="chapter">
      <style:text-properties fo:color="#5a5a5a" loext:opacity="100%" style:font-name="Calibri" fo:font-family="Calibri" style:font-family-generic="roman" style:font-pitch="variable" fo:font-size="11pt" fo:letter-spacing="0.0102in" fo:font-style="italic" style:font-name-asian="ＭＳ ゴシック" style:font-family-asian="'ＭＳ ゴシック'" style:font-family-generic-asian="system" style:font-pitch-asian="variable" style:font-size-asian="11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color="#6e6e6e" loext:opacity="100%" fo:font-size="9pt" style:font-size-asian="9pt"/>
    </style:style>
    <style:page-layout style:name="Mpm1">
      <style:page-layout-properties fo:page-width="8.5in" fo:page-height="11in" style:num-format="1" style:print-orientation="portrait" fo:margin-top="1in" fo:margin-bottom="0.5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emaphore BLS12-381 for Cardano — Work Package Draf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3</meta:editing-cycles>
    <meta:creation-date>2013-12-23T23:15:00</meta:creation-date>
    <dc:date>2026-04-10T12:07:11.061794000</dc:date>
    <meta:editing-duration>PT33M6S</meta:editing-duration>
    <meta:generator>LibreOffice/24.2.7.2$Linux_X86_64 LibreOffice_project/420$Build-2</meta:generator>
    <meta:document-statistic meta:table-count="7" meta:image-count="0" meta:object-count="0" meta:page-count="5" meta:paragraph-count="73" meta:word-count="1311" meta:character-count="9460" meta:non-whitespace-character-count="8225"/>
    <meta:user-defined meta:name="AppVersion">14.0000</meta:user-defined>
    <meta:template xlink:type="simple" xlink:actuate="onRequest" xlink:title="Normal.dotm" xlink:href=""/>
  </office:meta>
</office:document-meta>
</file>